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1000001E5B9859993813BE4F9.png" manifest:media-type="image/png"/>
  <manifest:file-entry manifest:full-path="Pictures/100002010000013300000194735B346BE6ADCF1A.png" manifest:media-type="image/png"/>
  <manifest:file-entry manifest:full-path="Pictures/10000201000000FF00000131AE1503D69D3B6A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4586" draw:textarea-horizontal-align="justify" draw:textarea-vertical-align="middle" draw:auto-grow-height="false" fo:min-height="2.143cm" fo:min-width="4.019cm"/>
    </style:style>
    <style:style style:name="gr2" style:family="graphic" style:parent-style-name="standard">
      <style:graphic-properties draw:fill="solid" draw:fill-color="#3465a4" draw:textarea-horizontal-align="justify" draw:textarea-vertical-align="middle" draw:auto-grow-height="false" fo:min-height="2.143cm" fo:min-width="4.019cm"/>
    </style:style>
    <style:style style:name="gr3" style:family="graphic" style:parent-style-name="standard">
      <style:graphic-properties draw:fill="solid" draw:fill-color="#0066cc" draw:textarea-horizontal-align="justify" draw:textarea-vertical-align="middle" draw:auto-grow-height="false" fo:min-height="2.143cm" fo:min-width="4.019cm"/>
    </style:style>
    <style:style style:name="gr4" style:family="graphic" style:parent-style-name="standard">
      <style:graphic-properties draw:fill="solid" draw:fill-color="#0084d1" draw:textarea-horizontal-align="justify" draw:textarea-vertical-align="middle" draw:auto-grow-height="false" fo:min-height="2.143cm" fo:min-width="4.019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2.143cm" fo:min-width="4.019cm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 fo:min-height="2.143cm" fo:min-width="4.019cm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 fo:min-height="2.143cm" fo:min-width="4.01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9" style:family="graphic" style:parent-style-name="Objektum_20_kitöltés_20_és_20_vonal_20_nélkül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Alapértelmezett-notes">
      <style:graphic-properties draw:fill-color="#ffffff" fo:min-height="13.364cm"/>
    </style:style>
    <style:style style:name="P1" style:family="paragraph">
      <loext:graphic-properties draw:fill="solid" draw:fill-color="#004586"/>
      <style:paragraph-properties fo:text-align="center"/>
      <style:text-properties fo:color="#0066ff"/>
    </style:style>
    <style:style style:name="P2" style:family="paragraph">
      <loext:graphic-properties draw:fill="solid" draw:fill-color="#3465a4"/>
      <style:paragraph-properties fo:text-align="center"/>
      <style:text-properties fo:color="#0066ff"/>
    </style:style>
    <style:style style:name="P3" style:family="paragraph">
      <loext:graphic-properties draw:fill="solid" draw:fill-color="#0066cc"/>
      <style:paragraph-properties fo:text-align="center"/>
      <style:text-properties fo:color="#0066ff"/>
    </style:style>
    <style:style style:name="P4" style:family="paragraph">
      <loext:graphic-properties draw:fill="solid" draw:fill-color="#0084d1"/>
      <style:paragraph-properties fo:text-align="center"/>
      <style:text-properties fo:color="#0066ff"/>
    </style:style>
    <style:style style:name="P5" style:family="paragraph">
      <loext:graphic-properties draw:fill="solid" draw:fill-color="#729fcf"/>
      <style:paragraph-properties fo:text-align="center"/>
      <style:text-properties fo:color="#0066ff"/>
    </style:style>
    <style:style style:name="P6" style:family="paragraph">
      <loext:graphic-properties draw:fill="solid" draw:fill-color="#83caff"/>
      <style:paragraph-properties fo:text-align="center"/>
      <style:text-properties fo:color="#0066ff"/>
    </style:style>
    <style:style style:name="P7" style:family="paragraph">
      <loext:graphic-properties draw:fill="solid" draw:fill-color="#99ccff"/>
      <style:paragraph-properties fo:text-align="center"/>
      <style:text-properties fo:color="#0066ff"/>
    </style:style>
    <style:style style:name="P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>
        <draw:g>
          <draw:g>
            <draw:custom-shape draw:style-name="gr1" draw:text-style-name="P1" draw:layer="layout" svg:width="4.518cm" svg:height="2.392cm" svg:x="0.6cm" svg:y="12.1cm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2" draw:layer="layout" svg:width="4.518cm" svg:height="2.392cm" svg:x="4.321cm" svg:y="12.101cm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3" draw:layer="layout" svg:width="4.518cm" svg:height="2.392cm" svg:x="8.042cm" svg:y="12.097cm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4" draw:layer="layout" svg:width="4.518cm" svg:height="2.392cm" svg:x="11.763cm" svg:y="12.098cm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5" draw:layer="layout" svg:width="4.518cm" svg:height="2.392cm" svg:x="15.484cm" svg:y="12.096cm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6" draw:layer="layout" svg:width="4.518cm" svg:height="2.392cm" svg:x="19.205cm" svg:y="12.097cm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7" draw:layer="layout" svg:width="4.518cm" svg:height="2.392cm" svg:x="22.926cm" svg:y="12.093cm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8" draw:text-style-name="P8" draw:layer="layout" svg:width="2.4cm" svg:height="1.195cm" svg:x="0.8cm" svg:y="14.893cm">
            <draw:text-box>
              <text:p><text:span text:style-name="T1">2010</text:span></text:p>
            </draw:text-box>
          </draw:frame>
          <draw:frame draw:style-name="gr8" draw:text-style-name="P8" draw:layer="layout" svg:width="2.4cm" svg:height="1.195cm" svg:x="23.8cm" svg:y="14.898cm">
            <draw:text-box>
              <text:p><text:span text:style-name="T1">2017</text:span></text:p>
            </draw:text-box>
          </draw:frame>
          <draw:frame draw:style-name="gr9" draw:text-style-name="P9" draw:layer="layout" svg:width="4cm" svg:height="4.781cm" svg:x="11.2cm" svg:y="4.907cm">
            <draw:image xlink:href="Pictures/10000201000000FF00000131AE1503D69D3B6A5E.png" xlink:type="simple" xlink:show="embed" xlink:actuate="onLoad">
              <text:p/>
            </draw:image>
          </draw:frame>
          <draw:frame draw:style-name="gr9" draw:text-style-name="P9" draw:layer="layout" svg:width="2.176cm" svg:height="2.864cm" svg:x="24.2cm" svg:y="8.488cm">
            <draw:image xlink:href="Pictures/100002010000013300000194735B346BE6ADCF1A.png" xlink:type="simple" xlink:show="embed" xlink:actuate="onLoad">
              <text:p/>
            </draw:image>
          </draw:frame>
          <draw:frame draw:style-name="gr9" draw:text-style-name="P9" draw:layer="layout" svg:width="2.6cm" svg:height="2.912cm" svg:x="0.8cm" svg:y="8.088cm">
            <draw:image xlink:href="Pictures/10000201000001B1000001E5B9859993813BE4F9.png" xlink:type="simple" xlink:show="embed" xlink:actuate="onLoad">
              <text:p/>
            </draw:image>
          </draw:frame>
        </draw:g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szám&gt;</text:page-number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36:03.602200400</meta:creation-date>
    <dc:date>2018-02-21T08:37:57.098566095</dc:date>
    <meta:editing-duration>PT1M53S</meta:editing-duration>
    <meta:editing-cycles>1</meta:editing-cycles>
    <meta:document-statistic meta:object-count="37"/>
    <meta:generator>LibreOffice/5.1.6.2$Linux_X86_64 LibreOffice_project/10m0$Build-2</meta:generator>
  </office:meta>
</office:document-meta>
</file>